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ucidasans1" svg:font-family="Lucidasans"/>
    <style:font-face style:name="Nimbus Mono L" svg:font-family="'Nimbus Mono L'" style:font-family-generic="modern" style:font-pitch="fixed"/>
    <style:font-face style:name="6809chargen" svg:font-family="6809chargen" style:font-pitch="variable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Preformatted_20_Text">
      <style:text-properties fo:color="#ff0000" style:font-name="6809chargen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Nimbus Mono L" svg:font-family="'Nimbus Mono L'" style:font-family-generic="modern" style:font-pitch="fixed"/>
    <style:font-face style:name="6809chargen" svg:font-family="6809chargen" style:font-pitch="variable"/>
    <style:font-face style:name="Lucidasans" svg:font-family="Lucidasans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Nimbus Sans L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5-04-10T04:03:11</meta:creation-date>
    <dc:date>2009-02-12T13:00:04</dc:date>
    <dc:language>en-US</dc:language>
    <meta:editing-cycles>4</meta:editing-cycles>
    <meta:editing-duration>PT3M34S</meta:editing-duration>
    <meta:document-statistic meta:table-count="0" meta:image-count="0" meta:object-count="0" meta:page-count="1" meta:paragraph-count="0" meta:word-count="0" meta:character-count="0"/>
    <dc:creator>Jiri Skala</dc:creator>
    <meta:user-defined meta:name="Info 1"/>
  </office:meta>
</office:document-meta>
</file>